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72e9" officeooo:paragraph-rsid="000872e9"/>
    </style:style>
    <style:style style:name="P2" style:family="paragraph" style:parent-style-name="Standard">
      <style:text-properties officeooo:rsid="000872e9" officeooo:paragraph-rsid="000872e9" fo:background-color="#ffff00"/>
    </style:style>
    <style:style style:name="P3" style:family="paragraph" style:parent-style-name="Standard">
      <style:text-properties officeooo:rsid="000872e9" officeooo:paragraph-rsid="000872e9"/>
    </style:style>
    <style:style style:name="P4" style:family="paragraph" style:parent-style-name="Standard">
      <style:text-properties officeooo:rsid="000a46de" officeooo:paragraph-rsid="000a46de"/>
    </style:style>
    <style:style style:name="T1" style:family="text">
      <style:text-properties officeooo:rsid="000872e9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<text:span text:style-name="T1">arefas para essa semana: seg, <text:s/>26 de junho à sext, 30 de junho </text:span></text:p>
      <text:p text:style-name="Standard"/>
      <text:p text:style-name="P2">gerador de finanças </text:p>
      <text:p text:style-name="P1"><text:span text:style-name="T2">artigo e apresentação sobre o big data</text:span> </text:p>
      <text:p text:style-name="P1">palestra sobre LateX</text:p>
      <text:p text:style-name="P1">prova de inglês </text:p>
      <text:p text:style-name="P1">Atividade de inglês </text:p>
      <text:p text:style-name="P1"><text:s/>visita técnica</text:p>
      <text:p text:style-name="P1">Referencial <text:s/>teórico – metodologia da pesquisa cientifica</text:p>
      <text:p text:style-name="P1">3 avaliação de Matemática computacional</text:p>
      <text:p text:style-name="P1"/>
      <text:p text:style-name="P4">configurar o chave e o GitHub para usar na máquina</text:p>
      <text:p text:style-name="P4">mudar o e-mail do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0:27:15.149193538</meta:creation-date>
    <dc:date>2023-06-26T20:56:38.999302018</dc:date>
    <meta:editing-duration>PT20M34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1" meta:paragraph-count="11" meta:word-count="60" meta:character-count="364" meta:non-whitespace-character-count="306"/>
  </office:meta>
</office:document-meta>
</file>